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4ea6b" loext:fill-use-slide-background="false" draw:textarea-horizontal-align="justify" draw:textarea-vertical-align="middle" draw:auto-grow-height="false" fo:min-height="1.981cm" fo:min-width="1.814cm" style:writing-mode="lr-tb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 Page" draw:style-name="dp1" draw:master-page-name="Standard">
        <draw:custom-shape draw:style-name="gr1" draw:text-style-name="P2" draw:layer="layout" svg:width="2.554cm" svg:height="2.471cm" svg:x="0.518cm" svg:y="3.409cm">
          <text:p text:style-name="P1"><text:span text:style-name="T1">X1</text:span></text:p>
          <text:p text:style-name="P1"><text:span text:style-name="T1">Midi: 1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3.942cm" svg:y="3.409cm">
          <text:p text:style-name="P1"><text:span text:style-name="T1">X2</text:span></text:p>
          <text:p text:style-name="P1"><text:span text:style-name="T1">Midi: 1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7.686cm" svg:y="3.409cm">
          <text:p text:style-name="P1"><text:span text:style-name="T1">X3</text:span></text:p>
          <text:p text:style-name="P1"><text:span text:style-name="T1">Midi: 1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11.368cm" svg:y="3.39cm">
          <text:p text:style-name="P1"><text:span text:style-name="T1">X4</text:span></text:p>
          <text:p text:style-name="P1"><text:span text:style-name="T1">Midi: 1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15.15cm" svg:y="3.409cm">
          <text:p text:style-name="P1"><text:span text:style-name="T1">X5</text:span></text:p>
          <text:p text:style-name="P1"><text:span text:style-name="T1">Midi: 1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19.104cm" svg:y="3.41cm">
          <text:p text:style-name="P1"><text:span text:style-name="T1">X6</text:span></text:p>
          <text:p text:style-name="P1"><text:span text:style-name="T1">Midi: 1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22.996cm" svg:y="3.456cm">
          <text:p text:style-name="P1"><text:span text:style-name="T1">X7</text:span></text:p>
          <text:p text:style-name="P1"><text:span text:style-name="T1">Midi: 1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26.717cm" svg:y="3.369cm">
          <text:p text:style-name="P1"><text:span text:style-name="T1">X8</text:span></text:p>
          <text:p text:style-name="P1"><text:span text:style-name="T1">Midi: 1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0.618cm" svg:y="6.725cm">
          <text:p text:style-name="P1"><text:span text:style-name="T1">X9</text:span></text:p>
          <text:p text:style-name="P1"><text:span text:style-name="T1">Midi: 1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4.042cm" svg:y="6.725cm">
          <text:p text:style-name="P1"><text:span text:style-name="T1">X10</text:span></text:p>
          <text:p text:style-name="P1"><text:span text:style-name="T1">Midi: 1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7.786cm" svg:y="6.725cm">
          <text:p text:style-name="P1"><text:span text:style-name="T1">X11</text:span></text:p>
          <text:p text:style-name="P1"><text:span text:style-name="T1">Midi: 1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11.468cm" svg:y="6.706cm">
          <text:p text:style-name="P1"><text:span text:style-name="T1">X12</text:span></text:p>
          <text:p text:style-name="P1"><text:span text:style-name="T1">Midi: 1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15.25cm" svg:y="6.725cm">
          <text:p text:style-name="P1"><text:span text:style-name="T1">X13</text:span></text:p>
          <text:p text:style-name="P1"><text:span text:style-name="T1">Midi: 1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19.204cm" svg:y="6.726cm">
          <text:p text:style-name="P1"><text:span text:style-name="T1">X14</text:span></text:p>
          <text:p text:style-name="P1"><text:span text:style-name="T1">Midi: 1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23.096cm" svg:y="6.772cm">
          <text:p text:style-name="P1"><text:span text:style-name="T1">X15</text:span></text:p>
          <text:p text:style-name="P1"><text:span text:style-name="T1">Midi: 1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54cm" svg:height="2.471cm" svg:x="26.817cm" svg:y="6.685cm">
          <text:p text:style-name="P1"><text:span text:style-name="T1">X16</text:span></text:p>
          <text:p text:style-name="P1"><text:span text:style-name="T1">Midi: 1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96cm" fo:margin-bottom="0.33cm" fo:margin-left="0.296cm" fo:margin-right="0.32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1:54:10.535000000</meta:creation-date>
    <dc:date>2024-04-04T14:46:27.319000000</dc:date>
    <meta:editing-duration>PT4H57M17S</meta:editing-duration>
    <meta:editing-cycles>13</meta:editing-cycles>
    <meta:generator>LibreOffice/7.5.1.2$Windows_X86_64 LibreOffice_project/fcbaee479e84c6cd81291587d2ee68cba099e129</meta:generator>
    <meta:document-statistic meta:object-count="16"/>
  </office:meta>
</office:document-meta>
</file>